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fo:orphans="2" fo:widows="2"/>
    </style:style>
    <style:style style:name="P2" style:family="paragraph" style:parent-style-name="body">
      <style:paragraph-properties fo:orphans="2" fo:widows="2"/>
    </style:style>
    <style:style style:name="P3" style:family="paragraph" style:parent-style-name="Standard">
      <style:paragraph-properties fo:margin-top="0in" fo:margin-bottom="1in" style:line-height-at-least="0.139in" fo:orphans="2" fo:widows="2"/>
    </style:style>
    <style:style style:name="P4" style:family="paragraph" style:parent-style-name="Standard">
      <style:paragraph-properties fo:margin-top="0.1665in" fo:margin-bottom="0in" style:line-height-at-least="0.139in" fo:orphans="2" fo:widows="2" fo:keep-with-next="always"/>
    </style:style>
    <style:style style:name="P5" style:family="paragraph" style:parent-style-name="Heading_20_2">
      <style:paragraph-properties fo:margin-top="0in" fo:margin-bottom="0.0972in" fo:orphans="2" fo:widows="2"/>
    </style:style>
    <style:style style:name="P6" style:family="paragraph" style:parent-style-name="Heading_20_3">
      <style:paragraph-properties fo:margin-top="0.0417in" fo:margin-bottom="0.0693in" fo:orphans="2" fo:widows="2"/>
    </style:style>
    <style:style style:name="P7" style:family="paragraph" style:parent-style-name="Heading_20_1" style:master-page-name="Standard">
      <style:paragraph-properties fo:margin-top="0in" fo:margin-bottom="0in" fo:orphans="2" fo:widows="2" style:page-number="auto"/>
    </style:style>
    <style:style style:name="P8"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8" svg:width="6.4996in" svg:height="0.135in" svg:x="-0.5in" svg:y="0in">
        <draw:image xlink:href="Pictures/20000007000025F9000000C9F0140E06.wmf" xlink:type="simple" xlink:show="embed" xlink:actuate="onLoad">
          <text:p/>
        </draw:image>
      </draw:frame>
      <draw:frame text:anchor-type="page" text:anchor-page-number="1" draw:z-index="1" draw:name="Picture 67" draw:style-name="gr2" draw:text-style-name="P8" svg:width="2.7913in" svg:height="0.135in" svg:x="-0.5in" svg:y="0in">
        <draw:image xlink:href="Pictures/2000000700000FB5000000C94FDA4EAC.wmf" xlink:type="simple" xlink:show="embed" xlink:actuate="onLoad">
          <text:p/>
        </draw:image>
      </draw:frame>
      <draw:frame text:anchor-type="page" text:anchor-page-number="1" draw:z-index="2" draw:name="Picture 68" draw:style-name="gr2" draw:text-style-name="P8" svg:width="2.7913in" svg:height="0.135in" svg:x="-0.5in" svg:y="0in">
        <draw:image xlink:href="Pictures/2000000700000FB5000000C94FDA4EAC.wmf" xlink:type="simple" xlink:show="embed" xlink:actuate="onLoad">
          <text:p/>
        </draw:image>
      </draw:frame>
      <draw:frame text:anchor-type="page" text:anchor-page-number="1" draw:z-index="3" draw:name="Picture 69" draw:style-name="gr2" draw:text-style-name="P8" svg:width="2.7913in" svg:height="0.135in" svg:x="-0.5in" svg:y="0in">
        <draw:image xlink:href="Pictures/2000000700000FB5000000C94FDA4EAC.wmf" xlink:type="simple" xlink:show="embed" xlink:actuate="onLoad">
          <text:p/>
        </draw:image>
      </draw:frame>
      <draw:frame text:anchor-type="page" text:anchor-page-number="1" draw:z-index="4" draw:name="Picture 70" draw:style-name="gr2" draw:text-style-name="P8" svg:width="2.7913in" svg:height="0.135in" svg:x="-0.5in" svg:y="0in">
        <draw:image xlink:href="Pictures/2000000700000FB5000000C94FDA4EAC.wmf" xlink:type="simple" xlink:show="embed" xlink:actuate="onLoad">
          <text:p/>
        </draw:image>
      </draw:frame>
      <draw:frame text:anchor-type="page" text:anchor-page-number="1" draw:z-index="5" draw:name="Picture 71" draw:style-name="gr2" draw:text-style-name="P8" svg:width="2.7913in" svg:height="0.135in" svg:x="-0.5in" svg:y="0in">
        <draw:image xlink:href="Pictures/2000000700000FB5000000C94FDA4EAC.wmf" xlink:type="simple" xlink:show="embed" xlink:actuate="onLoad">
          <text:p/>
        </draw:image>
      </draw:frame>
      <draw:frame text:anchor-type="page" text:anchor-page-number="1" draw:z-index="6" draw:name="Picture 72" draw:style-name="gr2" draw:text-style-name="P8" svg:width="2.7913in" svg:height="0.135in" svg:x="-0.5in" svg:y="0in">
        <draw:image xlink:href="Pictures/2000000700000FB5000000C94FDA4EAC.wmf" xlink:type="simple" xlink:show="embed" xlink:actuate="onLoad">
          <text:p/>
        </draw:image>
      </draw:frame>
      <draw:frame text:anchor-type="page" text:anchor-page-number="1" draw:z-index="7" draw:name="Picture 73" draw:style-name="gr2" draw:text-style-name="P8" svg:width="2.7913in" svg:height="0.135in" svg:x="-0.5in" svg:y="0in">
        <draw:image xlink:href="Pictures/2000000700000FB5000000C94FDA4EAC.wmf" xlink:type="simple" xlink:show="embed" xlink:actuate="onLoad">
          <text:p/>
        </draw:image>
      </draw:frame>
      <draw:frame text:anchor-type="page" text:anchor-page-number="1" draw:z-index="8" draw:name="Picture 74" draw:style-name="gr2" draw:text-style-name="P8" svg:width="2.7913in" svg:height="0.135in" svg:x="-0.5in" svg:y="0in">
        <draw:image xlink:href="Pictures/2000000700000FB5000000C94FDA4EAC.wmf" xlink:type="simple" xlink:show="embed" xlink:actuate="onLoad">
          <text:p/>
        </draw:image>
      </draw:frame>
      <draw:frame text:anchor-type="page" text:anchor-page-number="1" draw:z-index="9" draw:name="Picture 75" draw:style-name="gr2" draw:text-style-name="P8" svg:width="2.7913in" svg:height="0.135in" svg:x="-0.5in" svg:y="0in">
        <draw:image xlink:href="Pictures/2000000700000FB5000000C94FDA4EAC.wmf" xlink:type="simple" xlink:show="embed" xlink:actuate="onLoad">
          <text:p/>
        </draw:image>
      </draw:frame>
      <draw:frame text:anchor-type="page" text:anchor-page-number="1" draw:z-index="10" draw:name="Picture 76" draw:style-name="gr2" draw:text-style-name="P8" svg:width="2.7913in" svg:height="0.135in" svg:x="-0.5in" svg:y="0in">
        <draw:image xlink:href="Pictures/2000000700000FB5000000C94FDA4EAC.wmf" xlink:type="simple" xlink:show="embed" xlink:actuate="onLoad">
          <text:p/>
        </draw:image>
      </draw:frame>
      <draw:frame text:anchor-type="page" text:anchor-page-number="1" draw:z-index="11" draw:name="Picture 77" draw:style-name="gr2" draw:text-style-name="P8" svg:width="2.7913in" svg:height="0.135in" svg:x="-0.5in" svg:y="0in">
        <draw:image xlink:href="Pictures/2000000700000FB5000000C94FDA4EAC.wmf" xlink:type="simple" xlink:show="embed" xlink:actuate="onLoad">
          <text:p/>
        </draw:image>
      </draw:frame>
      <draw:frame text:anchor-type="page" text:anchor-page-number="1" draw:z-index="12" draw:name="Picture 78" draw:style-name="gr2" draw:text-style-name="P8" svg:width="2.7913in" svg:height="0.135in" svg:x="-0.5in" svg:y="0in">
        <draw:image xlink:href="Pictures/2000000700000FB5000000C94FDA4EAC.wmf" xlink:type="simple" xlink:show="embed" xlink:actuate="onLoad">
          <text:p/>
        </draw:image>
      </draw:frame>
      <draw:frame text:anchor-type="page" text:anchor-page-number="1" draw:z-index="13" draw:name="Picture 79" draw:style-name="gr2" draw:text-style-name="P8" svg:width="2.7913in" svg:height="0.135in" svg:x="-0.5in" svg:y="0in">
        <draw:image xlink:href="Pictures/2000000700000FB5000000C94FDA4EAC.wmf" xlink:type="simple" xlink:show="embed" xlink:actuate="onLoad">
          <text:p/>
        </draw:image>
      </draw:frame>
      <text:h text:style-name="P7" text:outline-level="1">Portability Guidelines</text:h>
      <text:p text:style-name="P3"><draw:frame draw:style-name="fr1" draw:name="graphics1" text:anchor-type="as-char" svg:width="6.5in" svg:height="0.1346in" draw:z-index="14"><draw:image xlink:href="Pictures/20000007000025F9000000C9F0140E06.wmf" xlink:type="simple" xlink:show="embed" xlink:actuate="onLoad"/></draw:frame></text:p>
      <text:p text:style-name="P2">One of the objectives of JDO is to allow an application to be portable across multiple JDO implementations. This Chapter summarizes portability rules that are expressed elsewhere in this document. If all of these programming rules are followed, then the application will work in any JDO compliant implementation.</text:p>
      <text:p text:style-name="P4"><draw:frame draw:style-name="fr1" draw:name="1" text:anchor-type="as-char" svg:width="2.7917in" svg:height="0.1346in" draw:z-index="0"><draw:image xlink:href="Pictures/2000000700000FB5000000C94FDA4EAC.wmf" xlink:type="simple" xlink:show="embed" xlink:actuate="onLoad"/></draw:frame></text:p>
      <text:h text:style-name="P5" text:outline-level="2">Optional Features</text:h>
      <text:p text:style-name="P2">These features may be used by the application if the JDO vendor supports them. Since they are not required features, a portable application must not use them.</text:p>
      <text:h text:style-name="P6" text:outline-level="3">22.1.1<text:tab/>Optimistic Transactions</text:h>
      <text:p text:style-name="P2">Optimistic transactions are enabled by the <text:span text:style-name="T1">PersistenceManagerFactory</text:span> or <text:span text:style-name="T1">Transaction</text:span> method <text:span text:style-name="T1">setOptimistic(true)</text:span>. JDO implementations that do not support optimistic transactions throw <text:span text:style-name="T1">JDOUnsupportedOptionException</text:span>.</text:p>
      <text:h text:style-name="P6" text:outline-level="3">22.1.2<text:tab/>Nontransactional Read</text:h>
      <text:p text:style-name="P2">Nontransactional read is enabled by the <text:span text:style-name="T1">PersistenceManagerFactory</text:span> or <text:span text:style-name="T1">Transaction</text:span> method <text:span text:style-name="T1">setNontransactionalRead(true)</text:span>. JDO implementations that do not support nontransactional read throw <text:span text:style-name="T1">JDOUnsupportedOptionException</text:span>.</text:p>
      <text:h text:style-name="P6" text:outline-level="3">22.1.3<text:tab/>Nontransactional Write</text:h>
      <text:p text:style-name="P2">Nontransactional write is enabled by the <text:span text:style-name="T1">PersistenceManagerFactory</text:span> or <text:span text:style-name="T1">Transaction</text:span> method <text:span text:style-name="T1">setNontransactionalWrite(true)</text:span>. JDO implementations that do not support nontransactional write throw <text:span text:style-name="T1">JDOUnsupportedOptionException</text:span>.</text:p>
      <text:h text:style-name="P6" text:outline-level="3">22.1.4<text:tab/>Transient Transactional </text:h>
      <text:p text:style-name="P2">Transient transactional instances are created by the <text:span text:style-name="T1">PersistenceManager</text:span> <text:span text:style-name="T1">makeTransactional(Object)</text:span>. JDO implementations that do not support transient transactional throw <text:span text:style-name="T1">JDOUnsupportedOptionException</text:span>.</text:p>
      <text:h text:style-name="P6" text:outline-level="3">RetainValues</text:h>
      <text:p text:style-name="P2">A portable application should run the same regardless of the setting of the <text:span text:style-name="T1">retainValues</text:span> flag.</text:p>
      <text:h text:style-name="P6" text:outline-level="3">IgnoreCache</text:h>
      <text:p text:style-name="P2">A portable application should set this flag to <text:span text:style-name="T1">false</text:span>. The results of iterating <text:span text:style-name="T1">Extent</text:span>s and executing queries might be different among different implementations.</text:p>
      <text:p text:style-name="P4"><text:soft-page-break/><draw:frame draw:style-name="fr1" draw:name="2" text:anchor-type="as-char" svg:width="2.7917in" svg:height="0.1346in" draw:z-index="0"><draw:image xlink:href="Pictures/2000000700000FB5000000C94FDA4EAC.wmf" xlink:type="simple" xlink:show="embed" xlink:actuate="onLoad"/></draw:frame></text:p>
      <text:h text:style-name="P5" text:outline-level="2">Object Model</text:h>
      <text:p text:style-name="P2">References among persistence-capable classes must be defined as First Class Objects in the model. </text:p>
      <text:p text:style-name="P2">SCO instances must not be shared among multiple persistent instances.</text:p>
      <text:p text:style-name="P2">Arrays must not be shared among multiple persistent instances.</text:p>
      <text:p text:style-name="P2">If arrays are passed by reference outside the defining class, the owning persistent instance must be notified via <text:span text:style-name="T1">jdoMakeDirty</text:span>.</text:p>
      <text:p text:style-name="P2">The application must not depend on any sharing semantics of immutable class objects.</text:p>
      <text:p text:style-name="P2">The application must not depend on knowing the exact class of an SCO instance, as they may be substituted by a subclass of the type.</text:p>
      <text:p text:style-name="P2">Persistence-capable classes must not contain final non-static fields or methods or fields that start with "jdo". </text:p>
      <text:p text:style-name="P2">Persistence-capable classes must not contain final or static persistent fields.</text:p>
      <text:p text:style-name="P4"><draw:frame draw:style-name="fr1" draw:name="3" text:anchor-type="as-char" svg:width="2.7917in" svg:height="0.1346in" draw:z-index="0"><draw:image xlink:href="Pictures/2000000700000FB5000000C94FDA4EAC.wmf" xlink:type="simple" xlink:show="embed" xlink:actuate="onLoad"/></draw:frame></text:p>
      <text:h text:style-name="P5" text:outline-level="2">JDO Identity</text:h>
      <text:p text:style-name="P2">Applications must be aware that support for application identity and datastore identity are optional, and some implementations might support only one of these identity types. The supported identity type(s) of the implementation should be checked by using the <text:span text:style-name="T1">supportedOptions</text:span> method of <text:span text:style-name="T1">PersistenceManagerFactory</text:span>.</text:p>
      <text:p text:style-name="P2">Applications must construct only <text:span text:style-name="T1">ObjectId</text:span> instances for classes that use application-defined JDO identity, or use the <text:span text:style-name="T1">PersistenceManager</text:span> <text:span text:style-name="T1">getObjectIdClass</text:span> to obtain the <text:span text:style-name="T1">ObjectId</text:span> class.</text:p>
      <text:p text:style-name="P2">Classes that use application identity must only use key field types of primitive, String, Date, <text:span text:style-name="T1">Byte, Short, Integer, Long, Float, Double, BigDecimal, or BigInteger</text:span>.</text:p>
      <text:p text:style-name="P2">Applications must only compare <text:span text:style-name="T1">ObjectId</text:span> instances from different JDO implementations for classes that use application-defined JDO identity.</text:p>
      <text:p text:style-name="P2">The <text:span text:style-name="T1">equals</text:span> and <text:span text:style-name="T1">hashCode</text:span> methods of any persistence-capable class using application identity must depend on all of the key fields.</text:p>
      <text:p text:style-name="P2">Key fields can be defined only in the least-derived persistence-capable class in an inheritance hierarchy. All of the classes in the hierarchy use the same key class.</text:p>
      <text:p text:style-name="P2">A JDO implementation might not support changing primary key field values (which has the effect of changing the primary key of the underlying datastore instance). Portable applications do not change primary key fields.</text:p>
      <text:p text:style-name="P4"><text:soft-page-break/><draw:frame draw:style-name="fr1" draw:name="4" text:anchor-type="as-char" svg:width="2.7917in" svg:height="0.1346in" draw:z-index="0"><draw:image xlink:href="Pictures/2000000700000FB5000000C94FDA4EAC.wmf" xlink:type="simple" xlink:show="embed" xlink:actuate="onLoad"/></draw:frame></text:p>
      <text:h text:style-name="P5" text:outline-level="2">PersistenceManager</text:h>
      <text:p text:style-name="P2">To be portable, instances of <text:span text:style-name="T1">PersistenceManager</text:span> must be obtained from a <text:span text:style-name="T1">PersistenceManagerFactory</text:span>, and not by construction. The recommended way to instantiate a <text:span text:style-name="T1">PersistenceManagerFactory</text:span> is to use the <text:span text:style-name="T1">JDOHelper.getPersistenceManagerFactory(Map)</text:span> method.</text:p>
      <text:p text:style-name="P4"><draw:frame draw:style-name="fr1" draw:name="5" text:anchor-type="as-char" svg:width="2.7917in" svg:height="0.1346in" draw:z-index="0"><draw:image xlink:href="Pictures/2000000700000FB5000000C94FDA4EAC.wmf" xlink:type="simple" xlink:show="embed" xlink:actuate="onLoad"/></draw:frame></text:p>
      <text:h text:style-name="P5" text:outline-level="2">Query</text:h>
      <text:p text:style-name="P2">Using a query language other than JDOQL is not portable.</text:p>
      <text:p text:style-name="P2">A query must constrain all variables used in any expressions with a contains clause referencing a persistent field of a persistence-capable class.</text:p>
      <text:p text:style-name="P2">Not all datastores allow storing null-valued collections. Portable queries on these collections should use <text:span text:style-name="T1">isEmpty()</text:span> instead of comparing to <text:span text:style-name="T1">null</text:span>.</text:p>
      <text:p text:style-name="P2">Portable queries must only use persistent or public final static field names in filter expressions.</text:p>
      <text:p text:style-name="P2">Portable queries must pass persistent or transactional instances as parameters of persistence-capable types.</text:p>
      <text:p text:style-name="P2">Wild card queries must use “matches” with a regular expression including only “(?i)” for case-insensitivity, “.” for matching a single characters, and “.*” for matching multiple characters.</text:p>
      <text:p text:style-name="P4"><draw:frame draw:style-name="fr1" draw:name="6" text:anchor-type="as-char" svg:width="2.7917in" svg:height="0.1346in" draw:z-index="0"><draw:image xlink:href="Pictures/2000000700000FB5000000C94FDA4EAC.wmf" xlink:type="simple" xlink:show="embed" xlink:actuate="onLoad"/></draw:frame></text:p>
      <text:h text:style-name="P5" text:outline-level="2">XML metadata</text:h>
      <text:p text:style-name="P2">Portable applications will define all persistence-capable classes in the XML metadata.</text:p>
      <text:p text:style-name="P4"><draw:frame draw:style-name="fr1" draw:name="7" text:anchor-type="as-char" svg:width="2.7917in" svg:height="0.1346in" draw:z-index="0"><draw:image xlink:href="Pictures/2000000700000FB5000000C94FDA4EAC.wmf" xlink:type="simple" xlink:show="embed" xlink:actuate="onLoad"/></draw:frame></text:p>
      <text:h text:style-name="P5" text:outline-level="2">Life cycle</text:h>
      <text:p text:style-name="P2">Portable applications will not depend on requiring instances to be hollow or persistent-nontransactional, or to remain non-transactional in a transaction.</text:p>
      <text:p text:style-name="P4"><draw:frame draw:style-name="fr1" draw:name="8" text:anchor-type="as-char" svg:width="2.7917in" svg:height="0.1346in" draw:z-index="0"><draw:image xlink:href="Pictures/2000000700000FB5000000C94FDA4EAC.wmf" xlink:type="simple" xlink:show="embed" xlink:actuate="onLoad"/></draw:frame></text:p>
      <text:h text:style-name="P5" text:outline-level="2">JDOHelper</text:h>
      <text:p text:style-name="P2">Portable applications will use JDOHelper for state interrogations of instances of persistence-capable classes and for determining if an instance is of a persistence-capable class.</text:p>
      <text:p text:style-name="P4"><draw:frame draw:style-name="fr1" draw:name="9" text:anchor-type="as-char" svg:width="2.7917in" svg:height="0.1346in" draw:z-index="0"><draw:image xlink:href="Pictures/2000000700000FB5000000C94FDA4EAC.wmf" xlink:type="simple" xlink:show="embed" xlink:actuate="onLoad"/></draw:frame></text:p>
      <text:h text:style-name="P5" text:outline-level="2">Transaction</text:h>
      <text:p text:style-name="P2">Portable applications must not depend on isolation levels stronger than read-committed provided by the underlying datastore. Some fields might be read at different times by the JDO <text:soft-page-break/>implementation, and there is no guarantee as to read consistency compared to previously read data. A JDO persistence-capable instance might contain fields instantiated by multiple datastore accesses, with no guarantees of consistency (read-committed isolation level).</text:p>
      <text:p text:style-name="P4"><draw:frame draw:style-name="fr1" draw:name="10" text:anchor-type="as-char" svg:width="2.7917in" svg:height="0.1346in" draw:z-index="0"><draw:image xlink:href="Pictures/2000000700000FB5000000C94FDA4EAC.wmf" xlink:type="simple" xlink:show="embed" xlink:actuate="onLoad"/></draw:frame></text:p>
      <text:h text:style-name="P5" text:outline-level="2">Binary Compatibility</text:h>
      <text:p text:style-name="P2">Portable applications must not use the PersistenceCapable interface. Compliant implementations might use persistence-capable classes that do not implement the PersistenceCapable interface. Instances can be queried as to their state by using the methods in JDOHelper.</text:p>
      <text:p text:style-name="P2">Readers primarily interested in developing applications with the JDO API can ignore the following chapters. <text:a xlink:type="simple" xlink:href="#R-1057258">Skip to </text:a><text:a xlink:type="simple" xlink:href="#R-1057258"><text:bookmark-ref text:reference-format="text" text:ref-name="-1057258N">Error: Reference source not found</text:bookmark-ref></text:a><text:a xlink:type="simple" xlink:href="#R-1057258"> JDOPermissio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22">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2-06-24T16:03:56.12</meta:creation-date>
    <meta:editing-duration>PT3M23S</meta:editing-duration>
    <meta:generator>OpenOffice.org/3.4$Win32 OpenOffice.org_project/340m1$Build-9590</meta:generator>
    <dc:title>JDO_Chapter</dc:title>
    <dc:date>2012-06-30T16:18:40.32</dc:date>
    <meta:document-statistic meta:table-count="0" meta:image-count="11" meta:object-count="0" meta:page-count="4" meta:paragraph-count="64" meta:word-count="857" meta:character-count="631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